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Kasszagép dokumentáció<text:s/></text:p>
      <text:p text:style-name="Normál"/>
      <text:p text:style-name="Normál">Hamburger absztrakt osztály csak kiír metódusa<text:s/>van,<text:s/>amit a leszármazottjainak ki kell fejteni.<text:s/></text:p>
      <text:p text:style-name="Normál">A hamburger osztályból a simaburger a vegaburger és a sajtburger<text:s/>származik. Mindegyik osztálynak van egy név string változója, ami a nevét tartalmazza. Ezen felül van neki egy listája, ami az alapanyagokat tárolja. Az osztályoknak van kiir függvénye, amit az ős osztálytól örökölt. Ez a metódus kiírja a hamburger összetevőit. Ezen felül az osztályhoz tartozó alapkiíró metódusok. Az egyediburger osztály is ugyan úgy épül<text:s/>fel,<text:s/>mint az előzőek csak ennek az osztálynak van hozzá és elvevő metódusa is amivel a listát tudjuk módsítani. A sültkrumpli és az üdítő osztály egy adag<text:s/>változóval egészül ki. A menü osztály 3 dolgot foglal magába. Menübe lehet kérni egy üdítőt egy krumplit és e valamelyik burgert. Az osztály tartalmazz minden osztályból egy listát.<text:s/>Vásárlás esetén feltöltjük a kiválasztott listát. A cég osztály tartalmazza a cég<text:s/>adatait,<text:s/>amit a számlára tudunk nyomtatni. A számla osztály egyszer számolja a blokkot és az kutudja írni a képernyőre kérés esetén egyszer pedig számlát állít ki a<text:s/>háttérben,<text:s/>amit egy fájlba ír. A napló egy fájlba ment folyamatosan minden vásárlást eltárolja az árat a a fizető eszközt és a vásárlás időpontját.<text:s/>A vezérlő osztály pedig az egész összefogását és vezérlését csinálja. Ez kerülne a kasszagépre és innen történik minden hívá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6pt" style:font-size-asian="16pt" style:font-size-complex="16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Címsor5" style:display-name="Címsor 5" style:family="paragraph" style:parent-style-name="Normál" style:next-style-name="Normá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Címsor6" style:display-name="Címsor 6" style:family="paragraph" style:parent-style-name="Normál" style:next-style-name="Normál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Címsor7" style:display-name="Címsor 7" style:family="paragraph" style:parent-style-name="Normál" style:next-style-name="Normál" style:default-outline-level="7">
      <style:paragraph-properties fo:margin-top="0.1666in" fo:margin-bottom="0.0416in"/>
      <style:text-properties fo:hyphenate="false"/>
    </style:style>
    <style:style style:name="Címsor8" style:display-name="Címsor 8" style:family="paragraph" style:parent-style-name="Normál" style:next-style-name="Normá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Címsor9" style:display-name="Címsor 9" style:family="paragraph" style:parent-style-name="Normál" style:next-style-name="Normál" style:default-outline-level="9">
      <style:paragraph-properties fo:margin-top="0.1666in" fo:margin-bottom="0.0416in"/>
      <style:text-properties style:font-name="Cambria" fo:font-size="11pt" style:font-size-asian="11pt" style:font-size-complex="11pt" fo:hyphenate="false"/>
    </style:style>
    <style:style style:name="Normál" style:display-name="Normá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Bekezdésalapbetűtípusa" style:display-name="Bekezdés alapbetűtípusa" style:family="tex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_OutlineListStyle" style:display-name="WW_OutlineListStyle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ablazatCim" style:display-name="TablazatCim" style:family="paragraph" style:parent-style-name="Szövegtörzs" style:next-style-name="Tablazat" style:list-style-name="LFO7">
      <style:paragraph-properties fo:keep-with-next="always" fo:text-align="center" fo:margin-top="0.1666in"/>
      <style:text-properties fo:hyphenate="false"/>
    </style:style>
    <style:style style:name="Szövegtörzs" style:display-name="Szövegtörzs" style:family="paragraph" style:parent-style-name="Normál">
      <style:paragraph-properties fo:text-align="justify" fo:margin-bottom="0.0833in"/>
      <style:text-properties fo:hyphenate="false"/>
    </style:style>
    <style:style style:name="SzövegtörzsChar" style:display-name="Szövegtörzs Char" style:family="text" style:parent-style-name="Bekezdésalapbetűtípusa">
      <style:text-properties style:font-name="Times New Roman" style:font-name-asian="Times New Roman" style:font-name-complex="Times New Roman" fo:font-size="12pt" style:font-size-asian="12pt" style:font-size-complex="12pt"/>
    </style:style>
    <style:style style:name="Stílus1" style:display-name="Stílus1" style:family="paragraph" style:parent-style-name="Szövegtörzs">
      <style:text-properties style:language-complex="en" style:country-complex="US"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Abra" style:display-name="Abra" style:family="paragraph" style:parent-style-name="Szövegtörzs" style:next-style-name="AbraAlairas">
      <style:paragraph-properties fo:keep-with-next="always" fo:text-align="center" fo:margin-top="0.1666in"/>
      <style:text-properties fo:language="en" fo:country="US" fo:hyphenate="false"/>
    </style:style>
    <style:style style:name="AbraAlairas" style:display-name="AbraAlairas" style:family="paragraph" style:parent-style-name="Szövegtörzs" style:next-style-name="Szövegtörzs">
      <style:paragraph-properties fo:text-align="center" fo:margin-bottom="0.1666in"/>
      <style:text-properties fo:hyphenate="false"/>
    </style:style>
    <style:style style:name="Könyvcíme1" style:display-name="Könyv címe1" style:family="text" style:parent-style-name="Bekezdésalapbetűtípusa">
      <style:text-properties style:font-name="Cambria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DolgozatCim" style:display-name="DolgozatCim" style:family="paragraph">
      <style:paragraph-properties fo:text-align="center" fo:margin-top="1.6666in" fo:margin-bottom="1.6666in" fo:line-height="115%"/>
      <style:text-properties style:font-name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EgyetemNev" style:display-name="EgyetemNev" style:family="paragraph" style:parent-style-name="Normál">
      <style:paragraph-properties fo:text-align="center" fo:margin-top="0.1666in" fo:margin-bottom="0.1666in"/>
      <style:text-properties fo:font-size="18pt" style:font-size-asian="18pt" style:font-size-complex="18pt" fo:hyphenate="false"/>
    </style:style>
    <style:style style:name="ForrasMegjeloles" style:display-name="ForrasMegjeloles" style:family="paragraph" style:parent-style-name="AbraAlairas" style:list-style-name="LFO2">
      <style:text-properties fo:font-style="italic" style:font-style-asian="italic" fo:hyphenate="false"/>
    </style:style>
    <style:style style:name="ForrasMegjelolesChar" style:display-name="ForrasMegjeloles Char" style:family="text" style:parent-style-name="SzövegtörzsChar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HallgatoNeptun" style:display-name="HallgatoNeptun" style:family="paragraph" style:parent-style-name="Normál">
      <style:paragraph-properties fo:text-align="center" fo:margin-top="0.0833in" fo:margin-bottom="0.3333in"/>
      <style:text-properties fo:font-size="14pt" style:font-size-asian="14pt" style:font-size-complex="14pt" fo:hyphenate="false"/>
    </style:style>
    <style:style style:name="HallgatoNev" style:display-name="HallgatoNev" style:family="paragraph" style:parent-style-name="Normál">
      <style:paragraph-properties fo:text-align="center" fo:margin-top="0.5in" fo:margin-bottom="0.0833in"/>
      <style:text-properties fo:font-weight="bold" style:font-weight-asian="bold" fo:font-size="18pt" style:font-size-asian="18pt" style:font-size-complex="18pt" fo:hyphenate="false"/>
    </style:style>
    <style:style style:name="Erőskiemelés1" style:display-name="Erős kiemelés1" style:family="text" style:parent-style-name="Bekezdésalapbetűtípusa">
      <style:text-properties style:font-name-complex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Kiemeltidézet1" style:display-name="Kiemelt idézet1" style:family="paragraph" style:parent-style-name="Normál" style:next-style-name="Normá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IntenseQuoteChar" style:display-name="Intense Quote Char" style:family="text" style:parent-style-name="Bekezdésalapbetűtípusa">
      <style:text-properties style:font-name="Times New Roman" style:font-name-asian="Times New Roman" style:font-name-complex="Times New Roman" fo:font-weight="bold" style:font-weight-asian="bold" fo:font-style="italic" style:font-style-asian="italic" fo:font-size="12pt" style:font-size-asian="12pt" fo:language="en" fo:country="US"/>
    </style:style>
    <style:style style:name="Erőshivatkozás1" style:display-name="Erős hivatkozás1" style:family="text" style:parent-style-name="Bekezdésalapbetűtípusa">
      <style:text-properties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KarNev" style:display-name="KarNev" style:family="paragraph" style:parent-style-name="Normál">
      <style:paragraph-properties fo:text-align="center" fo:margin-top="0.1666in" fo:margin-bottom="0.1666in"/>
      <style:text-properties fo:font-size="16pt" style:font-size-asian="16pt" style:font-size-complex="16pt" fo:hyphenate="false"/>
    </style:style>
    <style:style style:name="KeszitesHelyeIdeje" style:display-name="KeszitesHelyeIdeje" style:family="paragraph" style:parent-style-name="Normál">
      <style:paragraph-properties fo:text-align="center" fo:margin-top="0.3333in" fo:margin-bottom="0.3333in"/>
      <style:text-properties fo:font-size="16pt" style:font-size-asian="16pt" style:font-size-complex="16pt" fo:hyphenate="false"/>
    </style:style>
    <style:style style:name="Kodreszlet" style:display-name="Kodreszlet" style:family="paragraph" style:parent-style-name="Szövegtörzs" style:auto-update="true">
      <style:paragraph-properties fo:keep-with-next="always" fo:keep-together="always" fo:border="0.0069in solid #000000" fo:padding-top="0.0138in" fo:padding-left="0.0555in" fo:padding-bottom="0.0138in" fo:padding-right="0.0555in" style:shadow="none" fo:text-align="start" fo:margin-bottom="0in" fo:line-height="150%" fo:margin-left="0.375in" fo:margin-right="0.3958in">
        <style:tab-stops/>
      </style:paragraph-properties>
      <style:text-properties style:font-name="Courier New" style:font-name-complex="Courier New" fo:font-weight="bold" style:font-weight-asian="bold" fo:hyphenate="false"/>
    </style:style>
    <style:style style:name="KodreszletCim" style:display-name="KodreszletCim" style:family="paragraph" style:parent-style-name="Szövegtörzs" style:list-style-name="LFO3">
      <style:paragraph-properties fo:text-align="center" fo:margin-top="0.1666in"/>
      <style:text-properties fo:hyphenate="false"/>
    </style:style>
    <style:style style:name="Listaszerűbekezdés1" style:display-name="Listaszerű bekezdés1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matematikaiFormula" style:display-name="matematikaiFormula" style:family="paragraph" style:parent-style-name="Szövegtörzs">
      <style:paragraph-properties fo:margin-top="0.1666in" fo:margin-bottom="0.1666in">
        <style:tab-stops>
          <style:tab-stop style:type="center" style:position="3.5in"/>
          <style:tab-stop style:type="right" style:position="6.75in"/>
        </style:tab-stops>
      </style:paragraph-properties>
      <style:text-properties fo:hyphenate="false"/>
    </style:style>
    <style:style style:name="matematikaiSzimbolum" style:display-name="matematikaiSzimbolum" style:family="paragraph">
      <style:paragraph-properties fo:margin-bottom="0in" fo:line-height="100%"/>
      <style:text-properties style:font-name="Times New Roman" style:font-name-complex="Times New Roman" fo:font-style="italic" style:font-style-asian="italic" fo:font-size="12pt" style:font-size-asian="12pt" style:font-size-complex="12pt" fo:hyphenate="false"/>
    </style:style>
    <style:style style:name="matematikaiSzimbolumChar" style:display-name="matematikaiSzimbolum Char" style:family="text" style:parent-style-name="SzövegtörzsChar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Melleklet" style:display-name="Melleklet" style:family="paragraph" style:parent-style-name="Szövegtörzs" style:list-style-name="LFO4">
      <style:text-properties fo:hyphenate="false"/>
    </style:style>
    <style:style style:name="Nincstérköz1" style:display-name="Nincs térköz1" style:family="paragraph" style:parent-style-name="Normál">
      <style:text-properties style:font-size-complex="16pt" fo:hyphenate="false"/>
    </style:style>
    <style:style style:name="Helyőrzőszöveg1" style:display-name="Helyőrző szöveg1" style:family="text" style:parent-style-name="Bekezdésalapbetűtípusa">
      <style:text-properties style:font-name-complex="Times New Roman" fo:color="#808080"/>
    </style:style>
    <style:style style:name="Idézet1" style:display-name="Idézet1" style:family="paragraph" style:parent-style-name="Normál" style:next-style-name="Normál">
      <style:text-properties fo:font-style="italic" style:font-style-asian="italic" fo:hyphenate="false"/>
    </style:style>
    <style:style style:name="QuoteChar" style:display-name="Quote Char" style:family="text" style:parent-style-name="Bekezdésalapbetűtípusa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n" fo:country="US"/>
    </style:style>
    <style:style style:name="Referencia" style:display-name="Referencia" style:family="paragraph" style:parent-style-name="Normál" style:list-style-name="LFO5">
      <style:text-properties fo:font-size="10pt" style:font-size-asian="10pt" fo:hyphenate="false"/>
    </style:style>
    <style:style style:name="Finomkiemelés1" style:display-name="Finom kiemelés1" style:family="text">
      <style:text-properties fo:font-style="italic" style:font-style-asian="italic" fo:color="#5A5A5A"/>
    </style:style>
    <style:style style:name="Finomhivatkozás1" style:display-name="Finom hivatkozás1" style:family="text" style:parent-style-name="Bekezdésalapbetűtípusa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Tablazat" style:display-name="Tablazat" style:family="paragraph" style:parent-style-name="Szövegtörzs" style:next-style-name="Szövegtörzs">
      <style:paragraph-properties fo:margin-bottom="0.1666in"/>
      <style:text-properties fo:font-size="11pt" style:font-size-asian="11pt" style:font-size-complex="11pt" fo:hyphenate="false"/>
    </style:style>
    <style:style style:name="TablazatCella" style:display-name="TablazatCella" style:family="paragraph" style:parent-style-name="Tablazat">
      <style:paragraph-properties fo:margin-bottom="0in"/>
      <style:text-properties fo:hyphenate="false"/>
    </style:style>
    <style:style style:name="TablazatFej" style:display-name="TablazatFej" style:family="paragraph" style:parent-style-name="Tablazat">
      <style:paragraph-properties fo:text-align="center" fo:margin-bottom="0in"/>
      <style:text-properties fo:font-weight="bold" style:font-weight-asian="bold" fo:hyphenate="false"/>
    </style:style>
    <style:style style:name="TanszekNev" style:display-name="TanszekNev" style:family="paragraph" style:parent-style-name="Normál">
      <style:paragraph-properties fo:text-align="center" fo:margin-top="0.1666in" fo:margin-bottom="0.1666in"/>
      <style:text-properties fo:font-size="16pt" style:font-size-asian="16pt" style:font-size-complex="16pt" fo:hyphenate="false"/>
    </style:style>
    <style:style style:name="TargyKod" style:display-name="TargyKod" style:family="paragraph" style:parent-style-name="Normál">
      <style:paragraph-properties fo:text-align="center" fo:margin-bottom="0.8333in"/>
      <style:text-properties fo:font-size="14pt" style:font-size-asian="14pt" style:font-size-complex="14pt" fo:hyphenate="false"/>
    </style:style>
    <style:style style:name="TargyNev" style:display-name="TargyNev" style:family="paragraph" style:parent-style-name="Normál">
      <style:paragraph-properties fo:text-align="center" fo:margin-top="0.8333in" fo:margin-bottom="0.0833in"/>
      <style:text-properties fo:font-weight="bold" style:font-weight-asian="bold" fo:font-size="18pt" style:font-size-asian="18pt" style:font-size-complex="18pt" fo:hyphenate="false"/>
    </style:style>
    <style:style style:name="Tartalomjegyzékcímsora1" style:display-name="Tartalomjegyzék címsora1" style:family="paragraph" style:parent-style-name="Címsor1" style:next-style-name="Normál" style:default-outline-level="1">
      <style:text-properties fo:hyphenate="false"/>
    </style:style>
    <style:style style:name="Címsor1Char" style:display-name="Címsor 1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Címsor2Char" style:display-name="Címsor 2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Címsor5Char" style:display-name="Címsor 5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/>
    </style:style>
    <style:style style:name="Címsor6Char" style:display-name="Címsor 6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Címsor7Char" style:display-name="Címsor 7 Char" style:family="text" style:parent-style-name="Bekezdésalapbetűtípusa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Címsor8Char" style:display-name="Címsor 8 Char" style:family="text" style:parent-style-name="Bekezdésalapbetűtípusa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Címsor9Char" style:display-name="Címsor 9 Char" style:family="text" style:parent-style-name="Bekezdésalapbetűtípusa">
      <style:text-properties style:font-name="Cambria" style:font-name-asian="Times New Roman" style:font-name-complex="Times New Roman" fo:language="en" fo:country="US"/>
    </style:style>
    <style:style style:name="TJ1" style:display-name="TJ 1" style:family="paragraph" style:parent-style-name="Normál" style:next-style-name="Normál" style:auto-update="true">
      <style:paragraph-properties fo:margin-bottom="0.0694in"/>
      <style:text-properties fo:hyphenate="false"/>
    </style:style>
    <style:style style:name="TJ2" style:display-name="TJ 2" style:family="paragraph" style:parent-style-name="Normál" style:next-style-name="Normá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J3" style:display-name="TJ 3" style:family="paragraph" style:parent-style-name="Normál" style:next-style-name="Normá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J9" style:display-name="TJ 9" style:family="paragraph" style:parent-style-name="Normál" style:next-style-name="Normál" style:auto-update="true">
      <style:paragraph-properties fo:margin-bottom="0.0694in" fo:margin-left="1.3333in">
        <style:tab-stops/>
      </style:paragraph-properties>
      <style:text-properties fo:hyphenate="false"/>
    </style:style>
    <style:style style:name="Élőfej" style:display-name="Élőfej" style:family="paragraph" style:parent-style-name="Normá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ÉlőfejChar" style:display-name="Élőfej Char" style:family="text" style:parent-style-name="Bekezdésalapbetűtípusa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Élőláb" style:display-name="Élőláb" style:family="paragraph" style:parent-style-name="Normá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ÉlőlábChar" style:display-name="Élőláb Char" style:family="text" style:parent-style-name="Bekezdésalapbetűtípusa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Számozottlista" style:display-name="Számozott lista" style:family="paragraph" style:parent-style-name="Normál" style:list-style-name="LFO6">
      <style:text-properties fo:hyphenate="false"/>
    </style:style>
    <style:style style:name="Cím" style:display-name="Cím" style:family="paragraph" style:parent-style-name="Normál" style:next-style-name="Normál" style:default-outline-level="1">
      <style:paragraph-properties fo:text-align="center" fo:margin-top="1.6666in" fo:margin-bottom="1.6666in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CímChar" style:display-name="Cím Char" style:family="text" style:parent-style-name="Bekezdésalapbetűtípusa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Szövegtörzs2" style:display-name="Szövegtörzs 2" style:family="paragraph" style:parent-style-name="Normál">
      <style:paragraph-properties fo:margin-bottom="0.0833in" fo:line-height="200%"/>
      <style:text-properties fo:hyphenate="false"/>
    </style:style>
    <style:style style:name="Szövegtörzs2Char" style:display-name="Szövegtörzs 2 Char" style:family="text" style:parent-style-name="Bekezdésalapbetűtípusa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Szövegtörzs3" style:display-name="Szövegtörzs 3" style:family="paragraph" style:parent-style-name="Normál">
      <style:paragraph-properties fo:margin-bottom="0.0833in"/>
      <style:text-properties fo:font-size="8pt" style:font-size-asian="8pt" style:font-size-complex="8pt" fo:hyphenate="false"/>
    </style:style>
    <style:style style:name="Szövegtörzs3Char" style:display-name="Szövegtörzs 3 Char" style:family="text" style:parent-style-name="Bekezdésalapbetűtípusa"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Szövegblokk" style:display-name="Szövegblokk" style:family="paragraph" style:parent-style-name="Normál">
      <style:paragraph-properties fo:border="0.0034in solid #4472C4" fo:padding="0.1388in" style:shadow="none" fo:margin-left="0.8in" fo:margin-right="0.8in">
        <style:tab-stops/>
      </style:paragraph-properties>
      <style:text-properties style:font-name="Calibri" fo:font-style="italic" style:font-style-asian="italic" style:font-style-complex="italic" fo:color="#4472C4" fo:hyphenate="false"/>
    </style:style>
    <style:style style:name="Hiperhivatkozás" style:display-name="Hiperhivatkozás" style:family="text" style:parent-style-name="Bekezdésalapbetűtípusa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Kiemelés2" style:display-name="Kiemelés 2" style:family="text" style:parent-style-name="Bekezdésalapbetűtípusa">
      <style:text-properties style:font-name-complex="Times New Roman" fo:font-weight="bold" style:font-weight-asian="bold" style:font-weight-complex="bold"/>
    </style:style>
    <style:style style:name="Kiemelés" style:display-name="Kiemelés" style:family="text" style:parent-style-name="Bekezdésalapbetűtípusa">
      <style:text-properties style:font-name-complex="Times New Roman" fo:font-weight="bold" style:font-weight-asian="bold" fo:font-style="italic" style:font-style-asian="italic" style:font-style-complex="italic" fo:language="hu" fo:country="HU"/>
    </style:style>
    <style:style style:name="Buborékszöveg" style:display-name="Buborékszöveg" style:family="paragraph" style:parent-style-name="Normál">
      <style:text-properties style:font-name="Tahoma" style:font-name-complex="Tahoma" fo:font-size="8pt" style:font-size-asian="8pt" style:font-size-complex="8pt" fo:hyphenate="false"/>
    </style:style>
    <style:style style:name="BuborékszövegChar" style:display-name="Buborékszöveg Char" style:family="text" style:parent-style-name="Bekezdésalapbetűtípusa">
      <style:text-properties style:font-name="Tahoma" style:font-name-asian="Times New Roman" style:font-name-complex="Tahoma" fo:font-size="8pt" style:font-size-asian="8pt" style:font-size-complex="8pt" fo:language="en" fo:country="US"/>
    </style:style>
    <style:style style:name="Stílus2" style:display-name="Stílus2" style:family="paragraph" style:parent-style-name="Címsor3" style:auto-update="true" style:default-outline-level="3">
      <style:text-properties fo:hyphenate="false"/>
    </style:style>
    <style:style style:name="Könyvcíme2" style:display-name="Könyv címe2" style:family="text" style:parent-style-name="Bekezdésalapbetűtípusa">
      <style:text-properties style:font-name="Cambria" style:font-name-complex="Times New Roman" fo:font-weight="bold" style:font-weight-asian="bold" fo:font-style="italic" style:font-style-asian="italic" fo:font-size="12pt" style:font-size-asian="12pt" style:font-size-complex="12pt"/>
    </style:style>
    <style:style style:name="Erőskiemelés2" style:display-name="Erős kiemelés2" style:family="text" style:parent-style-name="Bekezdésalapbetűtípusa">
      <style:text-properties style:font-name-complex="Times New Roman" fo:font-weight="bold" style:font-weight-asian="bold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Kiemeltidézet2" style:display-name="Kiemelt idézet2" style:family="paragraph" style:parent-style-name="Normál" style:next-style-name="Normál">
      <style:paragraph-properties fo:margin-left="0.5in" fo:margin-right="0.5in">
        <style:tab-stops/>
      </style:paragraph-properties>
      <style:text-properties fo:font-weight="bold" style:font-weight-asian="bold" fo:font-style="italic" style:font-style-asian="italic" style:font-size-complex="11pt" fo:hyphenate="false"/>
    </style:style>
    <style:style style:name="Erőshivatkozás2" style:display-name="Erős hivatkozás2" style:family="text" style:parent-style-name="Bekezdésalapbetűtípusa">
      <style:text-properties style:font-name-complex="Times New Roman"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Listaszerűbekezdés2" style:display-name="Listaszerű bekezdés2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Nincstérköz2" style:display-name="Nincs térköz2" style:family="paragraph" style:parent-style-name="Normál">
      <style:text-properties style:font-size-complex="16pt" fo:hyphenate="false"/>
    </style:style>
    <style:style style:name="Helyőrzőszöveg2" style:display-name="Helyőrző szöveg2" style:family="text" style:parent-style-name="Bekezdésalapbetűtípusa">
      <style:text-properties style:font-name-complex="Times New Roman" fo:color="#808080"/>
    </style:style>
    <style:style style:name="Idézet2" style:display-name="Idézet2" style:family="paragraph" style:parent-style-name="Normál" style:next-style-name="Normál">
      <style:text-properties fo:font-style="italic" style:font-style-asian="italic" fo:hyphenate="false"/>
    </style:style>
    <style:style style:name="Finomkiemelés2" style:display-name="Finom kiemelés2" style:family="text">
      <style:text-properties fo:font-style="italic" style:font-style-asian="italic" fo:color="#5A5A5A"/>
    </style:style>
    <style:style style:name="Finomhivatkozás2" style:display-name="Finom hivatkozás2" style:family="text" style:parent-style-name="Bekezdésalapbetűtípusa">
      <style:text-properties style:font-name-complex="Times New Roman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Tartalomjegyzékcímsora2" style:display-name="Tartalomjegyzék címsora2" style:family="paragraph" style:parent-style-name="Címsor1" style:next-style-name="Normál" style:list-style-name="LFO1" style:default-outline-level="1">
      <style:paragraph-properties fo:line-height="106%"/>
      <style:text-properties style:font-name="Calibri" style:font-name-complex="Calibri" fo:hyphenate="false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LFO1" style:display-name="LFO1">
      <text:list-level-style-number text:level="1" text:style-name="WW_CharLFO2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2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2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2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2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2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-complex="Times New Roman" fo:font-weight="bold" style:font-weight-asian="bold" fo:font-style="normal" style:font-style-asian="normal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2" style:display-name="LFO2">
      <text:list-level-style-number text:level="1" text:style-name="WW_CharLFO3LVL1" style:num-suffix="." style:num-format="1">
        <style:list-level-properties fo:text-align="center" text:space-before="1.125in" text:min-label-width="0.25in" text:list-level-position-and-space-mode="label-alignment">
          <style:list-level-label-alignment text:label-followed-by="space" fo:margin-left="1.37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5.25in" text:min-label-width="0.125in" text:list-level-position-and-space-mode="label-alignment">
          <style:list-level-label-alignment text:label-followed-by="listtab" fo:margin-left="5.375in" fo:text-indent="-0.125in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LFO4" style:display-name="LFO4">
      <text:list-level-style-number text:level="1" text:style-name="WW_CharLFO5LVL1" style:num-suffix="." style:num-format="A" style:num-letter-sync="true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LFO5" style:display-name="LFO5">
      <text:list-level-style-number text:level="1" text:style-name="WW_CharLFO6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text:list-style style:name="LFO6" style:display-name="LFO6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Times New Roman" style:font-name-complex="Times New Roman" fo:font-weight="bold" style:font-weight-asian="bold" fo:font-style="normal" style:font-style-asian="normal" fo:font-size="12pt" style:font-size-asian="12pt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LFO7" style:display-name="LFO7">
      <text:list-level-style-number text:level="1" text:style-name="WW_CharLFO8LVL1" style:num-suffix="." style:num-format="1">
        <style:list-level-properties fo:text-align="center" text:space-before="1.125in" text:min-label-width="0.25in" text:list-level-position-and-space-mode="label-alignment">
          <style:list-level-label-alignment text:label-followed-by="space" fo:margin-left="1.37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2.25in" text:min-label-width="0.125in" text:list-level-position-and-space-mode="label-alignment">
          <style:list-level-label-alignment text:label-followed-by="listtab" fo:margin-left="2.37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3.75in" text:min-label-width="0.125in" text:list-level-position-and-space-mode="label-alignment">
          <style:list-level-label-alignment text:label-followed-by="listtab" fo:margin-left="3.875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4.625in" text:min-label-width="0.25in" text:list-level-position-and-space-mode="label-alignment">
          <style:list-level-label-alignment text:label-followed-by="listtab" fo:margin-left="4.875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5.25in" text:min-label-width="0.125in" text:list-level-position-and-space-mode="label-alignment">
          <style:list-level-label-alignment text:label-followed-by="listtab" fo:margin-left="5.37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style:style style:name="WW_CharOUTLINELVL5" style:family="text">
      <style:text-properties style:font-name-complex="Times New Roman"/>
    </style:style>
    <style:style style:name="WW_CharOUTLINELVL6" style:family="text">
      <style:text-properties style:font-name-complex="Times New Roman"/>
    </style:style>
    <style:style style:name="WW_CharOUTLINELVL7" style:family="text">
      <style:text-properties style:font-name-complex="Times New Roman"/>
    </style:style>
    <style:style style:name="WW_CharOUTLINELVL8" style:family="text">
      <style:text-properties style:font-name-complex="Times New Roman"/>
    </style:style>
    <style:style style:name="WW_CharOUTLINELVL9" style:family="text">
      <style:text-properties style:font-name-complex="Times New Roman"/>
    </style:style>
    <text:outline-style style:name="WW_OutlineListStyle_1">
      <text:outline-level-style text:level="1" text:style-name="WW_CharOUTLINE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text:style-name="WW_CharOUTLINE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text:style-name="WW_CharOUTLINE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text:style-name="WW_CharOUTLINE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text:style-name="WW_CharOUTLINE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text:style-name="WW_CharOUTLINE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text:style-name="WW_CharOUTLINE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text:style-name="WW_CharOUTLINE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for</meta:initial-creator>
    <dc:creator>Befor</dc:creator>
    <meta:creation-date>2018-06-24T09:21:00Z</meta:creation-date>
    <dc:date>2018-06-30T07:43:00Z</dc:date>
    <meta:template xlink:href="Normal" xlink:type="simple"/>
    <meta:editing-cycles>4</meta:editing-cycles>
    <meta:editing-duration>PT2760S</meta:editing-duration>
    <meta:document-statistic meta:page-count="1" meta:paragraph-count="2" meta:word-count="177" meta:character-count="1402" meta:row-count="10" meta:non-whitespace-character-count="1227"/>
  </office:meta>
</office:document-meta>
</file>